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G</text:p>
      <text:p text:style-name="Standard"/>
      <text:list xml:id="list32250962" text:style-name="L1">
        <text:list-item>
          <text:p text:style-name="P1">Individuos = 11</text:p>
        </text:list-item>
        <text:list-item>
          <text:p text:style-name="P1">Funcao Crossover = elitismo (melhor com todos), novo indivíduo = média em cada componente (x1, x2)</text:p>
        </text:list-item>
        <text:list-item>
          <text:p text:style-name="P1">Mutacao = 0,0005 aleatoreamente para esquerda ou direita (taxa * -1, ou taxa * 1) para cada componente (x1, x2)</text:p>
        </text:list-item>
        <text:list-item>
          <text:p text:style-name="P1">Genocídio a cada ciclo de 11 geracoes de não alteracao do melhor</text:p>
        </text:list-item>
      </text:list>
      <text:p text:style-name="Standard"/>
      <text:p text:style-name="Standard"/>
      <text:p text:style-name="Standard">Criterio de parada inicial, 5000 geracoes.</text:p>
      <text:p text:style-name="Standard"/>
      <text:list xml:id="list32231630" text:style-name="L2">
        <text:list-item>
          <text:p text:style-name="P2">reducao de indivíduos → <text:s/>7 ainda estável</text:p>
        </text:list-item>
        <text:list-item>
          <text:p text:style-name="P2">reducao de geracoes como parada → 5000 estável</text:p>
        </text:list-item>
      </text:list>
      <text:p text:style-name="Standard"/>
      <text:p text:style-name="Standard"/>
      <text:p text:style-name="Standard"/>
      <text:p text:style-name="Standard">Busca por melhor critério de parada: ou tempo, ou geracoes, depende do que se pode aceitar</text:p>
      <text:p text:style-name="Standard"/>
      <text:p text:style-name="Standard"/>
      <text:p text:style-name="Standard">literatura (por cima): criterio de parada = nro de geracoes ideias, baseadas na analise de uma relacao levando em conta : tamanho da string de codificacao do indivíduo, taxa de mutacao, nivel de confianca informado (alfa), tamanho da população.</text:p>
      <text:p text:style-name="Standard"/>
      <text:p text:style-name="Standard"/>
      <text:p text:style-name="Standard"/>
      <text:p text:style-name="Standard">--Avaliacao</text:p>
      <text:p text:style-name="Standard"/>
      <text:p text:style-name="Standard">7 indivíduos, 3000 geracoes</text:p>
      <text:p text:style-name="Standard"/>
      <text:p text:style-name="Standard">Bohachevsky</text:p>
      <text:p text:style-name="Standard">4x100, <text:s/>func aval = 50001, taxa sucesso (91, 89, 95, 93) = 92</text:p>
      <text:p text:style-name="Standard">Rosenbroch</text:p>
      <text:p text:style-name="Standard">4x100, func aval = 50001, taxa sucesso (99, 97, 98, 98) = 98</text:p>
      <text:p text:style-name="Standard">Goldstein Price</text:p>
      <text:p text:style-name="Standard">4x100, func aval =50001, taxa sucesso (100, 100, 100, 100) = 100</text:p>
      <text:p text:style-name="Standard"/>
      <text:p text:style-name="Standard"/>
      <text:p text:style-name="Standard">PS. as alteracoes no AG quando melhoravam a func Rosenbroch pioravam a Bohachevsky (e vice vers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11:07:54.08</meta:creation-date>
    <dc:date>2012-04-16T12:24:30.45</dc:date>
    <meta:editing-duration>PT49M53S</meta:editing-duration>
    <meta:editing-cycles>9</meta:editing-cycles>
    <meta:generator>LibreOffice/3.4$Win32 LibreOffice_project/340m1$Build-103</meta:generator>
    <meta:document-statistic meta:table-count="0" meta:image-count="0" meta:object-count="0" meta:page-count="1" meta:paragraph-count="0" meta:word-count="198" meta:character-count="1116" meta:non-whitespace-character-count="942"/>
  </office:meta>
</office:document-meta>
</file>